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none"/>
      <style:text-properties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Times New Roman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Times New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imes New Roman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2" style:family="text">
      <style:text-properties fo:color="#0b0b0b" style:font-name="Times New Roman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float" office:value="2">
            <text:p>2</text:p>
          </table:table-cell>
          <table:table-cell table:style-name="ce3" office:value-type="float" office:value="0.5773502692">
            <text:p>0.5773502692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330239355">
            <text:p>0.330239355</text:p>
          </table:table-cell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8888888889">
            <text:p>0.8888888889</text:p>
          </table:table-cell>
          <table:table-cell table:style-name="ce6"/>
          <table:table-cell table:style-name="ce3" office:value-type="float" office:value="0.3242534234">
            <text:p>0.3242534234</text:p>
          </table:table-cell>
          <table:table-cell table:style-name="ce4" office:value-type="string">
            <text:p><text:span text:style-name="T1">0.3</text:span><text:span text:style-name="T2">1</text:span><text:span text:style-name="T1">23470770 </text:span></text:p>
          </table:table-cell>
        </table:table-row>
        <table:table-row table:style-name="ro1">
          <table:table-cell table:style-name="ce2"/>
          <table:table-cell table:style-name="ce3" office:value-type="float" office:value="0.7745966692">
            <text:p>0.7745966692</text:p>
          </table:table-cell>
          <table:table-cell table:style-name="ce3" office:value-type="float" office:value="0.5555555556">
            <text:p>0.5555555556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6133714327 </text:span></text:p>
          </table:table-cell>
          <table:table-cell table:style-name="ce3" office:value-type="float" office:value="0.2606106964">
            <text:p>0.2606106964</text:p>
          </table:table-cell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3" office:value-type="float" office:value="0.3399810436">
            <text:p>0.3399810436</text:p>
          </table:table-cell>
          <table:table-cell table:style-name="ce4" office:value-type="string">
            <text:p><text:span text:style-name="T1">0.652</text:span><text:span text:style-name="T2">1</text:span><text:span text:style-name="T1">451549 </text:span></text:p>
          </table:table-cell>
          <table:table-cell table:style-name="ce6"/>
          <table:table-cell table:style-name="ce4" office:value-type="string">
            <text:p><text:span text:style-name="T1">0.83603</text:span><text:span text:style-name="T2">1</text:span><text:span text:style-name="T1">1073 </text:span></text:p>
          </table:table-cell>
          <table:table-cell table:style-name="ce3" office:value-type="float" office:value="0.1806481607">
            <text:p>0.1806481607</text:p>
          </table:table-cell>
        </table:table-row>
        <table:table-row table:style-name="ro1">
          <table:table-cell table:style-name="ce2"/>
          <table:table-cell table:style-name="ce4" office:value-type="string">
            <text:p><text:span text:style-name="T1">0</text:span><text:span text:style-name="T2">.</text:span><text:span text:style-name="T1">861</text:span><text:span text:style-name="T2">1</text:span><text:span text:style-name="T1">363116 </text:span></text:p>
          </table:table-cell>
          <table:table-cell table:style-name="ce4" office:value-type="string">
            <text:p><text:span text:style-name="T1">0</text:span><text:span text:style-name="T2">.</text:span><text:span text:style-name="T1">347854845</text:span><text:span text:style-name="T2">1 </text:span>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9681602395 </text:span></text:p>
          </table:table-cell>
          <table:table-cell table:style-name="ce4" office:value-type="string">
            <text:p><text:span text:style-name="T1">0</text:span><text:span text:style-name="T2">.</text:span><text:span text:style-name="T1">0812743883 </text:span>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5688888889">
            <text:p>0.5688888889</text:p>
          </table:table-cell>
          <table:table-cell table:style-name="ce5" office:value-type="float" office:value="10">
            <text:p>10</text:p>
          </table:table-cell>
          <table:table-cell table:style-name="ce3" office:value-type="float" office:value="0.148874339">
            <text:p>0.148874339</text:p>
          </table:table-cell>
          <table:table-cell table:style-name="ce3" office:value-type="float" office:value="0.2955242247">
            <text:p>0.2955242247</text:p>
          </table:table-cell>
        </table:table-row>
        <table:table-row table:style-name="ro2">
          <table:table-cell table:style-name="ce2"/>
          <table:table-cell table:style-name="ce4" office:value-type="string">
            <text:p><text:span text:style-name="T1">0</text:span><text:span text:style-name="T2">.</text:span><text:span text:style-name="T1">5384693101 </text:span></text:p>
          </table:table-cell>
          <table:table-cell table:style-name="ce3" office:value-type="float" office:value="0.4786286705">
            <text:p>0.4786286705</text:p>
          </table:table-cell>
          <table:table-cell table:style-name="ce6"/>
          <table:table-cell table:style-name="ce3" office:value-type="float" office:value="0.4333953941">
            <text:p>0.4333953941</text:p>
          </table:table-cell>
          <table:table-cell table:style-name="ce3" office:value-type="float" office:value="0.2692667193">
            <text:p>0.2692667193</text:p>
          </table:table-cell>
        </table:table-row>
        <table:table-row table:style-name="ro2">
          <table:table-cell table:style-name="ce2"/>
          <table:table-cell table:style-name="ce4" office:value-type="string">
            <text:p><text:span text:style-name="T1">0</text:span><text:span text:style-name="T2">.</text:span><text:span text:style-name="T1">9061798459 </text:span></text:p>
          </table:table-cell>
          <table:table-cell table:style-name="ce3" office:value-type="float" office:value="0.2369268851">
            <text:p>0.2369268851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6794095683 </text:span></text:p>
          </table:table-cell>
          <table:table-cell table:style-name="ce3" office:value-type="float" office:value="0.2190863625">
            <text:p>0.2190863625</text:p>
          </table:table-cell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float" office:value="0.2386191861">
            <text:p>0.2386191861</text:p>
          </table:table-cell>
          <table:table-cell table:style-name="ce3" office:value-type="float" office:value="0.4679139346">
            <text:p>0.4679139346</text:p>
          </table:table-cell>
          <table:table-cell table:style-name="ce6"/>
          <table:table-cell table:style-name="ce3" office:value-type="float" office:value="0.8650633667">
            <text:p>0.8650633667</text:p>
          </table:table-cell>
          <table:table-cell table:style-name="ce3" office:value-type="float" office:value="0.1494513492">
            <text:p>0.1494513492</text:p>
          </table:table-cell>
        </table:table-row>
        <table:table-row table:style-name="ro2">
          <table:table-cell table:style-name="ce2"/>
          <table:table-cell table:style-name="ce3" office:value-type="float" office:value="0.6612093865">
            <text:p>0.6612093865</text:p>
          </table:table-cell>
          <table:table-cell table:style-name="ce4" office:value-type="string">
            <text:p><text:span text:style-name="T1">0</text:span><text:span text:style-name="T2">.</text:span><text:span text:style-name="T1">36076</text:span><text:span text:style-name="T2">1</text:span><text:span text:style-name="T1">5730 </text:span></text:p>
          </table:table-cell>
          <table:table-cell table:style-name="ce6"/>
          <table:table-cell table:style-name="ce3" office:value-type="float" office:value="0.9739065285">
            <text:p>0.9739065285</text:p>
          </table:table-cell>
          <table:table-cell table:style-name="ce3" office:value-type="float" office:value="0.0666713443">
            <text:p>0.0666713443</text:p>
          </table:table-cell>
        </table:table-row>
        <table:table-row table:style-name="ro2">
          <table:table-cell table:style-name="ce2"/>
          <table:table-cell table:style-name="ce3" office:value-type="float" office:value="0.9324695142">
            <text:p>0.9324695142</text:p>
          </table:table-cell>
          <table:table-cell table:style-name="ce4" office:value-type="string">
            <text:p><text:span text:style-name="T1">0</text:span><text:span text:style-name="T2">.</text:span><text:span text:style-name="T1">1713244924 </text:span></text:p>
          </table:table-cell>
          <table:table-cell table:style-name="ce5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2729250868">
            <text:p>0.2729250868</text:p>
          </table:table-cell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0.4179591837">
            <text:p>0.4179591837</text:p>
          </table:table-cell>
          <table:table-cell table:style-name="ce6"/>
          <table:table-cell table:style-name="ce3" office:value-type="float" office:value="0.269543156">
            <text:p>0.269543156</text:p>
          </table:table-cell>
          <table:table-cell table:style-name="ce3" office:value-type="float" office:value="0.2628045445">
            <text:p>0.2628045445</text:p>
          </table:table-cell>
        </table:table-row>
        <table:table-row table:style-name="ro2">
          <table:table-cell table:style-name="ce2"/>
          <table:table-cell table:style-name="ce3" office:value-type="float" office:value="0.4058451514">
            <text:p>0.4058451514</text:p>
          </table:table-cell>
          <table:table-cell table:style-name="ce3" office:value-type="float" office:value="0.3818300505">
            <text:p>0.3818300505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5190961292 </text:span></text:p>
          </table:table-cell>
          <table:table-cell table:style-name="ce4" office:value-type="string">
            <text:p><text:span text:style-name="T1">0</text:span><text:span text:style-name="T2">.</text:span><text:span text:style-name="T1">2331937646 </text:span></text:p>
          </table:table-cell>
        </table:table-row>
        <table:table-row table:style-name="ro2">
          <table:table-cell table:style-name="ce2"/>
          <table:table-cell table:style-name="ce4" office:value-type="string">
            <text:p><text:span text:style-name="T1">0</text:span><text:span text:style-name="T2">.</text:span><text:span text:style-name="T1">7415311856 </text:span></text:p>
          </table:table-cell>
          <table:table-cell table:style-name="ce3" office:value-type="float" office:value="0.2797053915">
            <text:p>0.2797053915</text:p>
          </table:table-cell>
          <table:table-cell table:style-name="ce6"/>
          <table:table-cell table:style-name="ce3" office:value-type="float" office:value="0.7301520056">
            <text:p>0.7301520056</text:p>
          </table:table-cell>
          <table:table-cell table:style-name="ce4" office:value-type="string">
            <text:p><text:span text:style-name="T1">0</text:span><text:span text:style-name="T2">.1</text:span><text:span text:style-name="T1">862902109 </text:span></text:p>
          </table:table-cell>
        </table:table-row>
        <table:table-row table:style-name="ro1">
          <table:table-cell table:style-name="ce2"/>
          <table:table-cell table:style-name="ce3" office:value-type="float" office:value="0.9491079123">
            <text:p>0.9491079123</text:p>
          </table:table-cell>
          <table:table-cell table:style-name="ce3" office:value-type="float" office:value="0.1294849662">
            <text:p>0.1294849662</text:p>
          </table:table-cell>
          <table:table-cell table:style-name="ce6"/>
          <table:table-cell table:style-name="ce3" office:value-type="float" office:value="0.8870625998">
            <text:p>0.8870625998</text:p>
          </table:table-cell>
          <table:table-cell table:style-name="ce3" office:value-type="float" office:value="0.1255803695">
            <text:p>0.1255803695</text:p>
          </table:table-cell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float" office:value="0.1834346425">
            <text:p>0.1834346425</text:p>
          </table:table-cell>
          <table:table-cell table:style-name="ce3" office:value-type="float" office:value="0.3626837834">
            <text:p>0.3626837834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9782286581 </text:span></text:p>
          </table:table-cell>
          <table:table-cell table:style-name="ce3" office:value-type="float" office:value="0.0556685671">
            <text:p>0.0556685671</text:p>
          </table:table-cell>
        </table:table-row>
        <table:table-row table:style-name="ro2">
          <table:table-cell table:style-name="ce2"/>
          <table:table-cell table:style-name="ce3" office:value-type="float" office:value="0.5255324099">
            <text:p>0.5255324099</text:p>
          </table:table-cell>
          <table:table-cell table:style-name="ce3" office:value-type="float" office:value="0.3137066459">
            <text:p>0.3137066459</text:p>
          </table:table-cell>
          <table:table-cell table:style-name="ce5" office:value-type="float" office:value="12">
            <text:p>12</text:p>
          </table:table-cell>
          <table:table-cell table:style-name="ce4" office:value-type="string">
            <text:p><text:span text:style-name="T1">0.</text:span><text:span text:style-name="T2">1</text:span><text:span text:style-name="T1">2523340</text:span><text:span text:style-name="T2">8</text:span><text:span text:style-name="T1">5 </text:span></text:p>
          </table:table-cell>
          <table:table-cell table:style-name="ce3" office:value-type="string">
            <text:p>0-.2491470458 </text:p>
          </table:table-cell>
        </table:table-row>
        <table:table-row table:style-name="ro2">
          <table:table-cell table:style-name="ce2"/>
          <table:table-cell table:style-name="ce3" office:value-type="float" office:value="0.7966664774">
            <text:p>0.7966664774</text:p>
          </table:table-cell>
          <table:table-cell table:style-name="ce4" office:value-type="string">
            <text:p><text:span text:style-name="T1">0</text:span><text:span text:style-name="T2">.</text:span><text:span text:style-name="T1">2223810345 </text:span></text:p>
          </table:table-cell>
          <table:table-cell table:style-name="ce6"/>
          <table:table-cell table:style-name="ce3" office:value-type="float" office:value="0.367831499">
            <text:p>0.367831499</text:p>
          </table:table-cell>
          <table:table-cell table:style-name="ce3" office:value-type="float" office:value="0.2334925365">
            <text:p>0.2334925365</text:p>
          </table:table-cell>
        </table:table-row>
        <table:table-row table:style-name="ro2">
          <table:table-cell table:style-name="ce2"/>
          <table:table-cell table:style-name="ce4" office:value-type="string">
            <text:p><text:span text:style-name="T1">0</text:span><text:span text:style-name="T2">.</text:span><text:span text:style-name="T1">9602898565 </text:span></text:p>
          </table:table-cell>
          <table:table-cell table:style-name="ce3" office:value-type="float" office:value="0.1012285363">
            <text:p>0.1012285363</text:p>
          </table:table-cell>
          <table:table-cell table:style-name="ce6"/>
          <table:table-cell table:style-name="ce4" office:value-type="string">
            <text:p><text:span text:style-name="T1">0</text:span><text:span text:style-name="T2">.</text:span><text:span text:style-name="T1">5873179543 </text:span></text:p>
          </table:table-cell>
          <table:table-cell table:style-name="ce3" office:value-type="float" office:value="0.2031674267">
            <text:p>0.2031674267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0.7699026742">
            <text:p>0.7699026742</text:p>
          </table:table-cell>
          <table:table-cell table:style-name="ce3" office:value-type="float" office:value="0.1600783285">
            <text:p>0.1600783285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0.9041172564">
            <text:p>0.9041172564</text:p>
          </table:table-cell>
          <table:table-cell table:style-name="ce4" office:value-type="string">
            <text:p><text:span text:style-name="T1">0</text:span><text:span text:style-name="T2">.</text:span><text:span text:style-name="T1">1069393260 </text:span></text:p>
          </table:table-cell>
        </table:table-row>
        <table:table-row table:style-name="ro1">
          <table:table-cell table:number-columns-repeated="3"/>
          <table:table-cell table:style-name="ce6"/>
          <table:table-cell table:style-name="ce3" office:value-type="float" office:value="0.9815606342">
            <text:p>0.9815606342</text:p>
          </table:table-cell>
          <table:table-cell table:style-name="ce3" office:value-type="float" office:value="0.0471753363">
            <text:p>0.0471753363</text:p>
          </table:table-cell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09T16:11:33</meta:creation-date>
    <dc:date>2014-01-09T18:38:03</dc:date>
    <meta:editing-duration>PT2H11M17S</meta:editing-duration>
    <meta:editing-cycles>1</meta:editing-cycles>
    <meta:document-statistic meta:table-count="1" meta:cell-count="93" meta:object-count="0"/>
    <meta:generator>LibreOffice/3.6$Linux_X86_64 LibreOffice_project/360m1$Build-304</meta:generator>
  </office:meta>
</office:document-meta>
</file>